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aaf" officeooo:paragraph-rsid="0010aaaf"/>
    </style:style>
    <style:style style:name="P2" style:family="paragraph" style:parent-style-name="Title">
      <style:paragraph-properties fo:text-align="center" style:justify-single-word="false"/>
      <style:text-properties officeooo:rsid="0010aaaf" officeooo:paragraph-rsid="0010aaaf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Requirements</text:p>
      <text:p text:style-name="P1"/>
      <text:p text:style-name="P1"/>
      <text:p text:style-name="P1"/>
      <text:p text:style-name="P1"><text:span text:style-name="T1">Fonts</text:span> :</text:p>
      <text:p text:style-name="P1"/>
      <text:p text:style-name="P1">main heading font style : Roboto ----;</text:p>
      <text:p text:style-name="P1">paragraph and small text font : </text:p>
      <text:p text:style-name="P1"/>
      <text:p text:style-name="P1"/>
      <text:p text:style-name="P1"><text:span text:style-name="T1">Login</text:span> <text:span text:style-name="T1">page</text:span> :</text:p>
      <text:p text:style-name="P1"/>
      <text:p text:style-name="P1"><text:span text:style-name="T1">Colors</text:span> : </text:p>
      <text:p text:style-name="P1">background-color-left : ;<text:line-break/>background-color-right : ; </text:p>
      <text:p text:style-name="P1"/>
      <text:p text:style-name="P1"><text:span text:style-name="T1">Components</text:span> :</text:p>
      <text:p text:style-name="P1"/>
      <text:p text:style-name="P1">shopping cart svg</text:p>
      <text:p text:style-name="P1"/>
      <text:p text:style-name="P1"/>
      <text:p text:style-name="P1"><text:span text:style-name="T1">Figma-Prototype-link</text:span> : https://www.figma.com/file/QdcTgRkDjt5k2R3JD0BxPD/E-commerce-Login-UI-(Community)?type=design&amp;node-id=1-2&amp;mode=design&amp;t=0AmRn4hFei7tmcrJ-0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9:36:27.975921822</meta:creation-date>
    <dc:date>2024-02-24T19:48:27.554889710</dc:date>
    <meta:editing-duration>PT1M4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36" meta:character-count="354" meta:non-whitespace-character-count="325"/>
  </office:meta>
</office:document-meta>
</file>